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b2b2b2" draw:textarea-horizontal-align="justify" draw:textarea-vertical-align="middle" draw:auto-grow-height="false" fo:min-height="4.05cm" fo:min-width="27.2cm"/>
    </style:style>
    <style:style style:name="gr2" style:family="graphic" style:parent-style-name="standard">
      <style:graphic-properties draw:stroke="none" svg:stroke-color="#000000" draw:fill="none" draw:fill-color="#b2b2b2" fo:min-height="1.55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2.05cm" fo:min-width="9.4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2.15cm" fo:min-width="27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9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10" style:family="graphic" style:parent-style-name="standard">
      <style:graphic-properties draw:marker-start="Arrow" draw:marker-start-width="0.3cm" draw:fill-color="#eeeeee" draw:textarea-vertical-align="middle"/>
    </style:style>
    <style:style style:name="gr11" style:family="graphic" style:parent-style-name="standard">
      <style:graphic-properties svg:stroke-color="#cccccc" draw:fill-color="#2d5c1f" draw:textarea-horizontal-align="justify" draw:textarea-vertical-align="middle" draw:auto-grow-height="false" fo:min-height="4.05cm" fo:min-width="27.2cm"/>
    </style:style>
    <style:style style:name="gr12" style:family="graphic" style:parent-style-name="standard">
      <style:graphic-properties draw:fill-color="#2d5c1f" draw:textarea-horizontal-align="justify" draw:textarea-vertical-align="middle" draw:auto-grow-height="false" fo:min-height="12.05cm" fo:min-width="9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3.45cm" fo:min-width="7.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65cm" fo:min-width="1.8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3cm" fo:min-width="0cm"/>
    </style:style>
    <style:style style:name="gr18" style:family="graphic" style:parent-style-name="standard">
      <style:graphic-properties svg:stroke-color="#808080" draw:fill-color="#2d5c1f" draw:textarea-horizontal-align="justify" draw:textarea-vertical-align="middle" draw:auto-grow-height="false" fo:min-height="2.15cm" fo:min-width="27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162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2.45cm" fo:min-width="1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65cm" fo:min-width="1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>
      <style:graphic-properties svg:stroke-color="#cccccc" draw:fill-color="#b2b2b2" draw:textarea-horizontal-align="justify" draw:textarea-vertical-align="middle" draw:auto-grow-height="false" fo:min-height="4.05cm" fo:min-width="27.2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 draw:fill-color="#b2b2b2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2d5c1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4.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8cm" svg:x="2.1cm" svg:y="2cm">
          <draw:text-box>
            <text:p>Logo</text:p>
          </draw:text-box>
        </draw:frame>
        <draw:frame draw:style-name="gr3" draw:text-style-name="P3" draw:layer="layout" svg:width="12.5cm" svg:height="1.7cm" svg:x="15cm" svg:y="2.5cm">
          <draw:text-box>
            <text:p><text:span text:style-name="T1">Home</text:span><text:span text:style-name="T1">page</text:span> <text:s/><text:s/>Catalogue <text:s text:c="2"/>Panier <text:s text:c="2"/>Contact</text:p>
          </draw:text-box>
        </draw:frame>
        <draw:custom-shape draw:style-name="gr4" draw:text-style-name="P4" draw:layer="layout" svg:width="9.9cm" svg:height="12.3cm" svg:x="1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7cm" svg:height="2.4cm" svg:x="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35cm" svg:height="0.962cm" svg:x="13.765cm" svg:y="18.4cm">
          <draw:text-box>
            <text:p>Footer</text:p>
          </draw:text-box>
        </draw:frame>
        <draw:frame draw:style-name="gr7" draw:text-style-name="P3" draw:layer="layout" svg:width="5.15cm" svg:height="0.962cm" svg:x="3.35cm" svg:y="10.6cm">
          <draw:text-box>
            <text:p>Top des produits</text:p>
          </draw:text-box>
        </draw:frame>
        <draw:frame draw:style-name="gr8" draw:text-style-name="P3" draw:layer="layout" svg:width="5.713cm" svg:height="0.962cm" svg:x="16.6cm" svg:y="10.9cm">
          <draw:text-box>
            <text:p>Description du site</text:p>
          </draw:text-box>
        </draw:frame>
        <draw:line draw:style-name="gr9" draw:text-style-name="P6" draw:layer="layout" svg:x1="7.8cm" svg:y1="16.3cm" svg:x2="9.8cm" svg:y2="16.3cm">
          <text:p/>
        </draw:line>
        <draw:line draw:style-name="gr10" draw:text-style-name="P4" draw:layer="layout" svg:x1="1.5cm" svg:y1="6.2cm" svg:x2="3.3cm" svg:y2="6.2cm">
          <text:p/>
        </draw:line>
      </draw:page>
      <draw:page draw:name="page2" draw:style-name="dp1" draw:master-page-name="Standard">
        <draw:custom-shape draw:style-name="gr11" draw:text-style-name="P7" draw:layer="layout" svg:width="27.7cm" svg:height="4.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8cm" svg:x="2.1cm" svg:y="2cm">
          <draw:text-box>
            <text:p>Logo</text:p>
          </draw:text-box>
        </draw:frame>
        <draw:frame draw:style-name="gr3" draw:text-style-name="P3" draw:layer="layout" svg:width="12.5cm" svg:height="1.7cm" svg:x="15cm" svg:y="2.5cm">
          <draw:text-box>
            <text:p>Homepage <text:s/><text:s/><text:span text:style-name="T1">Ca</text:span><text:span text:style-name="T1">tal</text:span><text:span text:style-name="T1">og</text:span><text:span text:style-name="T1">ue</text:span> <text:s text:c="2"/>Panier <text:s text:c="2"/>Contact</text:p>
          </draw:text-box>
        </draw:frame>
        <draw:custom-shape draw:style-name="gr12" draw:text-style-name="P7" draw:layer="layout" svg:width="9.9cm" svg:height="12.3cm" svg:x="1cm" svg:y="5.3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563cm" svg:height="0.962cm" svg:x="4.037cm" svg:y="7.5cm">
          <draw:text-box>
            <text:p>Recherche</text:p>
          </draw:text-box>
        </draw:frame>
        <draw:frame draw:style-name="gr13" draw:text-style-name="P3" draw:layer="layout" svg:width="2.229cm" svg:height="0.962cm" svg:x="4.671cm" svg:y="12.6cm">
          <draw:text-box>
            <text:p>Filtres</text:p>
          </draw:text-box>
        </draw:frame>
        <draw:custom-shape draw:style-name="gr14" draw:text-style-name="P4" draw:layer="layout" svg:width="7.9cm" svg:height="3.7cm" svg:x="11.6cm" svg:y="6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cm" svg:height="3.7cm" svg:x="20.2cm" svg:y="6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cm" svg:height="3.7cm" svg:x="11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cm" svg:height="3.7cm" svg:x="20.2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cm" svg:height="3.7cm" svg:x="11.6cm" svg:y="1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cm" svg:height="3.7cm" svg:x="20.2cm" svg:y="14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3cm" svg:height="2.9cm" svg:x="12cm" svg:y="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3cm" svg:height="2.9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3cm" svg:height="2.9cm" svg:x="12cm" svg:y="15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3cm" svg:height="2.9cm" svg:x="20.6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3cm" svg:height="2.9cm" svg:x="20.6cm" svg:y="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3cm" svg:height="2.9cm" svg:x="20.6cm" svg:y="15.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4cm" svg:height="1.3cm" svg:x="14.7cm" svg:y="6.4cm">
          <draw:text-box>
            <text:p>Titre</text:p>
          </draw:text-box>
        </draw:frame>
        <draw:frame draw:style-name="gr17" draw:text-style-name="P10" draw:layer="layout" svg:width="4.3cm" svg:height="2.073cm" svg:x="14.8cm" svg:y="7.5cm">
          <draw:text-box>
            <text:p text:style-name="P9"><text:span text:style-name="T2">Début de description</text:span></text:p>
          </draw:text-box>
        </draw:frame>
        <draw:frame draw:style-name="gr16" draw:text-style-name="P3" draw:layer="layout" svg:width="3.4cm" svg:height="1.3cm" svg:x="14.7cm" svg:y="10.701cm">
          <draw:text-box>
            <text:p>Titre</text:p>
          </draw:text-box>
        </draw:frame>
        <draw:frame draw:style-name="gr17" draw:text-style-name="P10" draw:layer="layout" svg:width="4.3cm" svg:height="2.073cm" svg:x="14.8cm" svg:y="11.801cm">
          <draw:text-box>
            <text:p text:style-name="P9"><text:span text:style-name="T2">Déb</text:span><text:span text:style-name="T2">ut </text:span><text:span text:style-name="T2">de </text:span><text:span text:style-name="T2">des</text:span><text:span text:style-name="T2">cript</text:span><text:span text:style-name="T2">ion</text:span></text:p>
          </draw:text-box>
        </draw:frame>
        <draw:frame draw:style-name="gr16" draw:text-style-name="P3" draw:layer="layout" svg:width="3.4cm" svg:height="1.3cm" svg:x="14.7cm" svg:y="15.001cm">
          <draw:text-box>
            <text:p>Titre</text:p>
          </draw:text-box>
        </draw:frame>
        <draw:frame draw:style-name="gr17" draw:text-style-name="P10" draw:layer="layout" svg:width="4.3cm" svg:height="2.073cm" svg:x="14.8cm" svg:y="16.101cm">
          <draw:text-box>
            <text:p text:style-name="P9"><text:span text:style-name="T2">Début </text:span><text:span text:style-name="T2">de </text:span><text:span text:style-name="T2">descri</text:span><text:span text:style-name="T2">ption</text:span></text:p>
          </draw:text-box>
        </draw:frame>
        <draw:frame draw:style-name="gr16" draw:text-style-name="P3" draw:layer="layout" svg:width="3.4cm" svg:height="1.3cm" svg:x="23.2cm" svg:y="6.401cm">
          <draw:text-box>
            <text:p>Titre</text:p>
          </draw:text-box>
        </draw:frame>
        <draw:frame draw:style-name="gr17" draw:text-style-name="P10" draw:layer="layout" svg:width="4.3cm" svg:height="2.073cm" svg:x="23.3cm" svg:y="7.501cm">
          <draw:text-box>
            <text:p text:style-name="P9"><text:span text:style-name="T2">Début de description</text:span></text:p>
          </draw:text-box>
        </draw:frame>
        <draw:frame draw:style-name="gr16" draw:text-style-name="P3" draw:layer="layout" svg:width="3.4cm" svg:height="1.3cm" svg:x="23.2cm" svg:y="10.602cm">
          <draw:text-box>
            <text:p>Titre</text:p>
          </draw:text-box>
        </draw:frame>
        <draw:frame draw:style-name="gr17" draw:text-style-name="P10" draw:layer="layout" svg:width="4.3cm" svg:height="2.073cm" svg:x="23.3cm" svg:y="11.702cm">
          <draw:text-box>
            <text:p text:style-name="P9"><text:span text:style-name="T2">Début </text:span><text:span text:style-name="T2">de </text:span><text:span text:style-name="T2">descri</text:span><text:span text:style-name="T2">ption</text:span></text:p>
          </draw:text-box>
        </draw:frame>
        <draw:frame draw:style-name="gr16" draw:text-style-name="P3" draw:layer="layout" svg:width="3.4cm" svg:height="1.3cm" svg:x="23.2cm" svg:y="15.002cm">
          <draw:text-box>
            <text:p>Titre</text:p>
          </draw:text-box>
        </draw:frame>
        <draw:frame draw:style-name="gr17" draw:text-style-name="P10" draw:layer="layout" svg:width="4.3cm" svg:height="2.073cm" svg:x="23.3cm" svg:y="16.102cm">
          <draw:text-box>
            <text:p text:style-name="P9"><text:span text:style-name="T2">Début de description</text:span></text:p>
          </draw:text-box>
        </draw:frame>
        <draw:custom-shape draw:style-name="gr18" draw:text-style-name="P7" draw:layer="layout" svg:width="27.7cm" svg:height="2.4cm" svg:x="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35cm" svg:height="0.962cm" svg:x="13cm" svg:y="18.338cm">
          <draw:text-box>
            <text:p>Footer</text:p>
          </draw:text-box>
        </draw:frame>
      </draw:page>
      <draw:page draw:name="page3" draw:style-name="dp1" draw:master-page-name="Standard">
        <draw:custom-shape draw:style-name="gr1" draw:text-style-name="P1" draw:layer="layout" svg:width="27.7cm" svg:height="4.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8cm" svg:x="2.1cm" svg:y="2cm">
          <draw:text-box>
            <text:p>Logo</text:p>
          </draw:text-box>
        </draw:frame>
        <draw:frame draw:style-name="gr3" draw:text-style-name="P3" draw:layer="layout" svg:width="12.5cm" svg:height="1.7cm" svg:x="15cm" svg:y="2.5cm">
          <draw:text-box>
            <text:p>Homepage <text:s text:c="2"/>Catalogue <text:s text:c="2"/>Panier <text:s text:c="2"/>Contact</text:p>
          </draw:text-box>
        </draw:frame>
        <draw:custom-shape draw:style-name="gr4" draw:text-style-name="P4" draw:layer="layout" svg:width="9.9cm" svg:height="12.3cm" svg:x="1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7cm" svg:height="2.4cm" svg:x="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35cm" svg:height="0.962cm" svg:x="13.765cm" svg:y="18.4cm">
          <draw:text-box>
            <text:p>Footer</text:p>
          </draw:text-box>
        </draw:frame>
        <draw:frame draw:style-name="gr7" draw:text-style-name="P3" draw:layer="layout" svg:width="5.15cm" svg:height="0.962cm" svg:x="3.35cm" svg:y="10.6cm">
          <draw:text-box>
            <text:p>Photo du produit</text:p>
          </draw:text-box>
        </draw:frame>
        <draw:frame draw:style-name="gr19" draw:text-style-name="P3" draw:layer="layout" svg:width="6.662cm" svg:height="0.962cm" svg:x="16.438cm" svg:y="10.138cm">
          <draw:text-box>
            <text:p>Description du produit</text:p>
          </draw:text-box>
        </draw:frame>
        <draw:frame draw:style-name="gr13" draw:text-style-name="P3" draw:layer="layout" svg:width="2.123cm" svg:height="0.962cm" svg:x="25.2cm" svg:y="13.1cm">
          <draw:text-box>
            <text:p>Prix €</text:p>
          </draw:text-box>
        </draw:frame>
        <draw:frame draw:style-name="gr13" draw:text-style-name="P3" draw:layer="layout" svg:width="5.324cm" svg:height="0.962cm" svg:x="22.8cm" svg:y="5.738cm">
          <draw:text-box>
            <text:p>Ajouter au panier</text:p>
          </draw:text-box>
        </draw:frame>
      </draw:page>
      <draw:page draw:name="page4" draw:style-name="dp1" draw:master-page-name="Standard">
        <draw:custom-shape draw:style-name="gr1" draw:text-style-name="P1" draw:layer="layout" svg:width="27.7cm" svg:height="4.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8cm" svg:x="2.1cm" svg:y="2cm">
          <draw:text-box>
            <text:p>Logo</text:p>
          </draw:text-box>
        </draw:frame>
        <draw:frame draw:style-name="gr3" draw:text-style-name="P3" draw:layer="layout" svg:width="12.5cm" svg:height="1.7cm" svg:x="15cm" svg:y="2.5cm">
          <draw:text-box>
            <text:p>Homepage <text:s text:c="2"/>Catalogue <text:s text:c="2"/>Panier <text:s text:c="2"/>Contact</text:p>
          </draw:text-box>
        </draw:frame>
        <draw:custom-shape draw:style-name="gr5" draw:text-style-name="P5" draw:layer="layout" svg:width="27.7cm" svg:height="2.4cm" svg:x="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35cm" svg:height="0.962cm" svg:x="13.765cm" svg:y="18.4cm">
          <draw:text-box>
            <text:p>Footer</text:p>
          </draw:text-box>
        </draw:frame>
        <draw:custom-shape draw:style-name="gr4" draw:text-style-name="P4" draw:layer="layout" svg:width="9.9cm" svg:height="12.3cm" svg:x="1cm" svg:y="5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15cm" svg:height="0.962cm" svg:x="3.35cm" svg:y="10.6cm">
          <draw:text-box>
            <text:p>Top des produits</text:p>
          </draw:text-box>
        </draw:frame>
        <draw:line draw:style-name="gr9" draw:text-style-name="P6" draw:layer="layout" svg:x1="7.8cm" svg:y1="16.3cm" svg:x2="9.8cm" svg:y2="16.3cm">
          <text:p/>
        </draw:line>
        <draw:line draw:style-name="gr10" draw:text-style-name="P4" draw:layer="layout" svg:x1="1.5cm" svg:y1="6.2cm" svg:x2="3.3cm" svg:y2="6.2cm">
          <text:p/>
        </draw:line>
        <draw:frame draw:style-name="gr16" draw:text-style-name="P3" draw:layer="layout" svg:width="4.4cm" svg:height="1.3cm" svg:x="17.1cm" svg:y="5.8cm">
          <draw:text-box>
            <text:p>Votre panier</text:p>
          </draw:text-box>
        </draw:frame>
        <draw:custom-shape draw:style-name="gr20" draw:text-style-name="P11" draw:layer="layout" svg:width="15.5cm" svg:height="2.7cm" svg:x="11.9cm" svg:y="7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3cm" svg:height="1.9cm" svg:x="13.8cm" svg:y="8.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747cm" svg:height="0.962cm" svg:x="17.253cm" svg:y="8.7cm">
          <draw:text-box>
            <text:p>Titre</text:p>
          </draw:text-box>
        </draw:frame>
        <draw:frame draw:style-name="gr13" draw:text-style-name="P3" draw:layer="layout" svg:width="2.123cm" svg:height="0.962cm" svg:x="23.4cm" svg:y="8.638cm">
          <draw:text-box>
            <text:p>Prix €</text:p>
          </draw:text-box>
        </draw:frame>
        <draw:frame draw:style-name="gr23" draw:text-style-name="P3" draw:layer="layout" svg:width="1.383cm" svg:height="0.962cm" svg:x="12.117cm" svg:y="8.7cm">
          <draw:text-box>
            <text:p>qté</text:p>
          </draw:text-box>
        </draw:frame>
        <draw:frame draw:style-name="gr23" draw:text-style-name="P3" draw:layer="layout" svg:width="2.085cm" svg:height="0.962cm" svg:x="13.9cm" svg:y="8.638cm">
          <draw:text-box>
            <text:p>photo</text:p>
          </draw:text-box>
        </draw:frame>
        <draw:custom-shape draw:style-name="gr20" draw:text-style-name="P11" draw:layer="layout" svg:width="15.5cm" svg:height="2.7cm" svg:x="11.9cm" svg:y="10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3cm" svg:height="1.9cm" svg:x="13.8cm" svg:y="11.3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747cm" svg:height="0.962cm" svg:x="17.253cm" svg:y="11.9cm">
          <draw:text-box>
            <text:p>Titre</text:p>
          </draw:text-box>
        </draw:frame>
        <draw:frame draw:style-name="gr13" draw:text-style-name="P3" draw:layer="layout" svg:width="2.123cm" svg:height="0.962cm" svg:x="23.4cm" svg:y="11.838cm">
          <draw:text-box>
            <text:p>Prix €</text:p>
          </draw:text-box>
        </draw:frame>
        <draw:frame draw:style-name="gr23" draw:text-style-name="P3" draw:layer="layout" svg:width="1.383cm" svg:height="0.962cm" svg:x="12.117cm" svg:y="11.9cm">
          <draw:text-box>
            <text:p>qté</text:p>
          </draw:text-box>
        </draw:frame>
        <draw:frame draw:style-name="gr23" draw:text-style-name="P3" draw:layer="layout" svg:width="2.085cm" svg:height="0.962cm" svg:x="13.901cm" svg:y="11.838cm">
          <draw:text-box>
            <text:p>photo</text:p>
          </draw:text-box>
        </draw:frame>
        <draw:frame draw:style-name="gr13" draw:text-style-name="P3" draw:layer="layout" svg:width="2.864cm" svg:height="0.962cm" svg:x="19.836cm" svg:y="14.238cm">
          <draw:text-box>
            <text:p>Total HT</text:p>
          </draw:text-box>
        </draw:frame>
        <draw:frame draw:style-name="gr13" draw:text-style-name="P3" draw:layer="layout" svg:width="5.29cm" svg:height="0.962cm" svg:x="17.41cm" svg:y="15.3cm">
          <draw:text-box>
            <text:p>Frais de livraison</text:p>
          </draw:text-box>
        </draw:frame>
        <draw:frame draw:style-name="gr13" draw:text-style-name="P3" draw:layer="layout" svg:width="3.241cm" svg:height="0.962cm" svg:x="19.459cm" svg:y="16.4cm">
          <draw:text-box>
            <text:p>Total TTC</text:p>
          </draw:text-box>
        </draw:frame>
        <draw:custom-shape draw:style-name="gr1" draw:text-style-name="P1" draw:layer="layout" svg:width="27.7cm" svg:height="4.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8cm" svg:x="2.1cm" svg:y="2cm">
          <draw:text-box>
            <text:p>Logo</text:p>
          </draw:text-box>
        </draw:frame>
        <draw:frame draw:style-name="gr3" draw:text-style-name="P3" draw:layer="layout" svg:width="12.5cm" svg:height="1.7cm" svg:x="15cm" svg:y="2.5cm">
          <draw:text-box>
            <text:p>Homepage <text:s text:c="2"/>Catalogue <text:s text:c="2"/><text:span text:style-name="T1">Panie</text:span><text:span text:style-name="T1">r</text:span> <text:s text:c="2"/>Contact</text:p>
          </draw:text-box>
        </draw:frame>
        <draw:custom-shape draw:style-name="gr5" draw:text-style-name="P5" draw:layer="layout" svg:width="27.7cm" svg:height="2.4cm" svg:x="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35cm" svg:height="0.962cm" svg:x="13.765cm" svg:y="18.4cm">
          <draw:text-box>
            <text:p>Footer</text:p>
          </draw:text-box>
        </draw:frame>
        <draw:custom-shape draw:style-name="gr4" draw:text-style-name="P4" draw:layer="layout" svg:width="9.9cm" svg:height="12.3cm" svg:x="1cm" svg:y="5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15cm" svg:height="0.962cm" svg:x="3.35cm" svg:y="10.6cm">
          <draw:text-box>
            <text:p>Top des produits</text:p>
          </draw:text-box>
        </draw:frame>
        <draw:line draw:style-name="gr9" draw:text-style-name="P6" draw:layer="layout" svg:x1="7.8cm" svg:y1="16.3cm" svg:x2="9.8cm" svg:y2="16.3cm">
          <text:p/>
        </draw:line>
        <draw:line draw:style-name="gr10" draw:text-style-name="P4" draw:layer="layout" svg:x1="1.5cm" svg:y1="6.2cm" svg:x2="3.3cm" svg:y2="6.2cm">
          <text:p/>
        </draw:line>
        <draw:frame draw:style-name="gr16" draw:text-style-name="P3" draw:layer="layout" svg:width="4.4cm" svg:height="1.3cm" svg:x="17.1cm" svg:y="5.8cm">
          <draw:text-box>
            <text:p>Votre panier</text:p>
          </draw:text-box>
        </draw:frame>
        <draw:custom-shape draw:style-name="gr20" draw:text-style-name="P11" draw:layer="layout" svg:width="15.5cm" svg:height="2.7cm" svg:x="11.9cm" svg:y="7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3cm" svg:height="1.9cm" svg:x="13.8cm" svg:y="8.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747cm" svg:height="0.962cm" svg:x="17.253cm" svg:y="8.7cm">
          <draw:text-box>
            <text:p>Titre</text:p>
          </draw:text-box>
        </draw:frame>
        <draw:frame draw:style-name="gr13" draw:text-style-name="P3" draw:layer="layout" svg:width="2.123cm" svg:height="0.962cm" svg:x="23.4cm" svg:y="8.638cm">
          <draw:text-box>
            <text:p>Prix €</text:p>
          </draw:text-box>
        </draw:frame>
        <draw:frame draw:style-name="gr23" draw:text-style-name="P3" draw:layer="layout" svg:width="1.383cm" svg:height="0.962cm" svg:x="12.117cm" svg:y="8.7cm">
          <draw:text-box>
            <text:p>qté</text:p>
          </draw:text-box>
        </draw:frame>
        <draw:frame draw:style-name="gr23" draw:text-style-name="P3" draw:layer="layout" svg:width="2.085cm" svg:height="0.962cm" svg:x="13.9cm" svg:y="8.638cm">
          <draw:text-box>
            <text:p>photo</text:p>
          </draw:text-box>
        </draw:frame>
        <draw:custom-shape draw:style-name="gr20" draw:text-style-name="P11" draw:layer="layout" svg:width="15.5cm" svg:height="2.7cm" svg:x="11.9cm" svg:y="10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3cm" svg:height="1.9cm" svg:x="13.8cm" svg:y="11.3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747cm" svg:height="0.962cm" svg:x="17.253cm" svg:y="11.9cm">
          <draw:text-box>
            <text:p>Titre</text:p>
          </draw:text-box>
        </draw:frame>
        <draw:frame draw:style-name="gr13" draw:text-style-name="P3" draw:layer="layout" svg:width="2.123cm" svg:height="0.962cm" svg:x="23.4cm" svg:y="11.838cm">
          <draw:text-box>
            <text:p>Prix €</text:p>
          </draw:text-box>
        </draw:frame>
        <draw:frame draw:style-name="gr23" draw:text-style-name="P3" draw:layer="layout" svg:width="1.383cm" svg:height="0.962cm" svg:x="12.117cm" svg:y="11.9cm">
          <draw:text-box>
            <text:p>qté</text:p>
          </draw:text-box>
        </draw:frame>
        <draw:frame draw:style-name="gr23" draw:text-style-name="P3" draw:layer="layout" svg:width="2.085cm" svg:height="0.962cm" svg:x="13.901cm" svg:y="11.838cm">
          <draw:text-box>
            <text:p>photo</text:p>
          </draw:text-box>
        </draw:frame>
        <draw:frame draw:style-name="gr13" draw:text-style-name="P3" draw:layer="layout" svg:width="2.864cm" svg:height="0.962cm" svg:x="19.836cm" svg:y="14.238cm">
          <draw:text-box>
            <text:p>Total HT</text:p>
          </draw:text-box>
        </draw:frame>
        <draw:frame draw:style-name="gr13" draw:text-style-name="P3" draw:layer="layout" svg:width="5.29cm" svg:height="0.962cm" svg:x="17.41cm" svg:y="15.3cm">
          <draw:text-box>
            <text:p>Frais de livraison</text:p>
          </draw:text-box>
        </draw:frame>
        <draw:frame draw:style-name="gr13" draw:text-style-name="P3" draw:layer="layout" svg:width="3.241cm" svg:height="0.962cm" svg:x="19.459cm" svg:y="16.4cm">
          <draw:text-box>
            <text:p>Total TTC</text:p>
          </draw:text-box>
        </draw:frame>
      </draw:page>
      <draw:page draw:name="page5" draw:style-name="dp1" draw:master-page-name="Standard">
        <draw:custom-shape draw:style-name="gr24" draw:text-style-name="P1" draw:layer="layout" svg:width="27.7cm" svg:height="4.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8cm" svg:x="2.1cm" svg:y="2cm">
          <draw:text-box>
            <text:p>Logo</text:p>
          </draw:text-box>
        </draw:frame>
        <draw:frame draw:style-name="gr3" draw:text-style-name="P3" draw:layer="layout" svg:width="12.5cm" svg:height="1.7cm" svg:x="15cm" svg:y="2.5cm">
          <draw:text-box>
            <text:p>Homepage <text:s text:c="2"/>Catalogue <text:s text:c="2"/>Panier <text:s text:c="2"/><text:span text:style-name="T1">Conta</text:span><text:span text:style-name="T1">ct</text:span></text:p>
          </draw:text-box>
        </draw:frame>
        <draw:custom-shape draw:style-name="gr5" draw:text-style-name="P5" draw:layer="layout" svg:width="27.7cm" svg:height="2.4cm" svg:x="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35cm" svg:height="0.962cm" svg:x="13.765cm" svg:y="18.4cm">
          <draw:text-box>
            <text:p>Footer</text:p>
          </draw:text-box>
        </draw:frame>
        <draw:custom-shape draw:style-name="gr4" draw:text-style-name="P4" draw:layer="layout" svg:width="9.9cm" svg:height="12.3cm" svg:x="1cm" svg:y="5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15cm" svg:height="0.962cm" svg:x="3.35cm" svg:y="10.6cm">
          <draw:text-box>
            <text:p>Top des produits</text:p>
          </draw:text-box>
        </draw:frame>
        <draw:line draw:style-name="gr9" draw:text-style-name="P6" draw:layer="layout" svg:x1="7.8cm" svg:y1="16.3cm" svg:x2="9.8cm" svg:y2="16.3cm">
          <text:p/>
        </draw:line>
        <draw:line draw:style-name="gr10" draw:text-style-name="P4" draw:layer="layout" svg:x1="1.5cm" svg:y1="6.2cm" svg:x2="3.3cm" svg:y2="6.2cm">
          <text:p/>
        </draw:line>
        <draw:frame draw:style-name="gr16" draw:text-style-name="P3" draw:layer="layout" svg:width="4.4cm" svg:height="1.3cm" svg:x="17.1cm" svg:y="5.8cm">
          <draw:text-box>
            <text:p>Conta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6:07:12.737595106</meta:creation-date>
    <dc:date>2017-03-07T16:51:42.124904740</dc:date>
    <meta:editing-duration>PT32M11S</meta:editing-duration>
    <meta:editing-cycles>9</meta:editing-cycles>
    <meta:generator>LibreOffice/5.1.6.2$Linux_X86_64 LibreOffice_project/10m0$Build-2</meta:generator>
    <meta:document-statistic meta:object-count="112"/>
  </office:meta>
</office:document-meta>
</file>